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992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6.50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2.005cm"/>
    </style:style>
    <style:style style:name="co8" style:family="table-column">
      <style:table-column-properties fo:break-before="auto" style:column-width="16.92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5" style:family="table-cell" style:parent-style-name="Default">
      <style:text-properties fo:color="#dc23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1">
          <table:table-cell office:value-type="string" calcext:value-type="string">
            <text:p>site_label_refugebuzz</text:p>
          </table:table-cell>
          <table:table-cell office:value-type="string" calcext:value-type="string">
            <text:p>Refuge de Buzz</text:p>
          </table:table-cell>
          <table:table-cell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ror_system_admin</text:p>
          </table:table-cell>
          <table:table-cell table:style-name="ce1" office:value-type="string" calcext:value-type="string">
            <text:p>Une erreur système s'est produit lors de la connexion. Merci de contacter un administrateur.</text:p>
          </table:table-cell>
          <table:table-cell table:style-name="ce1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DispLogged</text:p>
          </table:table-cell>
          <table:table-cell office:value-type="string" calcext:value-type="string">
            <text:p>Affiché seulement si connecté</text:p>
          </table:table-cell>
          <table:table-cell office:value-type="string" calcext:value-type="string">
            <text:p>Only display if logged in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NoAddToCart</text:p>
          </table:table-cell>
          <table:table-cell office:value-type="string" calcext:value-type="string">
            <text:p>Ne peut être ajouté au panier</text:p>
          </table:table-cell>
          <table:table-cell office:value-type="string" calcext:value-type="string">
            <text:p>Can not be added to car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Detail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Uni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Vol1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Vol2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Vol3</text:p>
          </table:table-cell>
          <table:table-cell table:style-name="ce1" office:value-type="string" calcext:value-type="string">
            <text:p>Et plus</text:p>
          </table:table-cell>
          <table:table-cell office:value-type="string" calcext:value-type="string">
            <text:p>Over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LimitVol1</text:p>
          </table:table-cell>
          <table:table-cell office:value-type="string" calcext:value-type="string">
            <text:p>De 1 à </text:p>
          </table:table-cell>
          <table:table-cell office:value-type="string" calcext:value-type="string">
            <text:p>1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Special</text:p>
          </table:table-cell>
          <table:table-cell table:style-name="ce1" office:value-type="string" calcext:value-type="string">
            <text:p>En spécial / rabais</text:p>
          </table:table-cell>
          <table:table-cell office:value-type="string" calcext:value-type="string">
            <text:p>Special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DiscountPercent</text:p>
          </table:table-cell>
          <table:table-cell table:style-name="ce1" office:value-type="string" calcext:value-type="string">
            <text:p>% de réduction</text:p>
          </table:table-cell>
          <table:table-cell office:value-type="string" calcext:value-type="string">
            <text:p>Discount %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m_label_I_LimitVol2</text:p>
          </table:table-cell>
          <table:table-cell table:style-name="ce1" office:value-type="string" calcext:value-type="string">
            <text:p>jusqu'à 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CC_Online</text:p>
          </table:table-cell>
          <table:table-cell table:style-name="ce1" office:value-type="string" calcext:value-type="string">
            <text:p>En lig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related_products</text:p>
          </table:table-cell>
          <table:table-cell table:style-name="ce1" office:value-type="string" calcext:value-type="string">
            <text:p>Nous vous suggérons aussi</text:p>
          </table:table-cell>
          <table:table-cell office:value-type="string" calcext:value-type="string">
            <text:p>We also sugges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SpecialPrice</text:p>
          </table:table-cell>
          <table:table-cell office:value-type="string" calcext:value-type="string">
            <text:p>Prix spécial</text:p>
          </table:table-cell>
          <table:table-cell office:value-type="string" calcext:value-type="string">
            <text:p>Discoun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tn_cart_add_another</text:p>
          </table:table-cell>
          <table:table-cell office:value-type="string" calcext:value-type="string">
            <text:p>Continuer mes achats</text:p>
          </table:table-cell>
          <table:table-cell office:value-type="string" calcext:value-type="string">
            <text:p>Continue shopping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_label</text:p>
          </table:table-cell>
          <table:table-cell office:value-type="string" calcext:value-type="string">
            <text:p>Produit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item_qty_label</text:p>
          </table:table-cell>
          <table:table-cell table:style-name="ce1" office:value-type="string" calcext:value-type="string">
            <text:p>Quantité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payement_paypal</text:p>
          </table:table-cell>
          <table:table-cell table:style-name="ce1" office:value-type="string" calcext:value-type="string">
            <text:p>Paypal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_label_tpFees_included</text:p>
          </table:table-cell>
          <table:table-cell table:style-name="ce1" office:value-type="string" calcext:value-type="string">
            <text:p>Les frais d'envois sont inclus dans nos prix.</text:p>
          </table:table-cell>
          <table:table-cell table:style-name="ce1" office:value-type="string" calcext:value-type="string">
            <text:p>Shipping fe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_label_taxes_included</text:p>
          </table:table-cell>
          <table:table-cell table:style-name="ce1" office:value-type="string" calcext:value-type="string">
            <text:p>Les taxes sont incluses dans nos prix.</text:p>
          </table:table-cell>
          <table:table-cell table:style-name="ce1" office:value-type="string" calcext:value-type="string">
            <text:p>Tax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CP_IncludeTaxes</text:p>
          </table:table-cell>
          <table:table-cell table:style-name="ce1" office:value-type="string" calcext:value-type="string">
            <text:p>Taxes incluses</text:p>
          </table:table-cell>
          <table:table-cell table:style-name="ce1" office:value-type="string" calcext:value-type="string">
            <text:p>Taxes included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P_Inactive</text:p>
          </table:table-cell>
          <table:table-cell office:value-type="string" calcext:value-type="string">
            <text:p>Ne pas afficher en ligne</text:p>
          </table:table-cell>
          <table:table-cell office:value-type="string" calcext:value-type="string">
            <text:p>Do not display 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_new_account</text:p>
          </table:table-cell>
          <table:table-cell office:value-type="string" calcext:value-type="string">
            <text:p>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</text:p>
          </table:table-cell>
          <table:table-cell office:value-type="string" calcext:value-type="string">
            <text:p>&lt;p&gt; You can order without registration or login to your account to use information already recorded. &lt;/ p&gt; &lt;p&gt; If you do not have an account, you can easily create one. Your account will allow you to order more quickly the next time. &lt;/ p&gt;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 création compt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t_summary_subtotal_before_tax</text:p>
          </table:table-cell>
          <table:table-cell office:value-type="string" calcext:value-type="string">
            <text:p>Montant total avant taxes :</text:p>
          </table:table-cell>
          <table:table-cell office:value-type="string" calcext:value-type="string">
            <text:p>Total amount before taxes: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confirm_order_bt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er_error_confirmation_text</text:p>
          </table:table-cell>
          <table:table-cell office:value-type="string" calcext:value-type="string">
            <text:p>Un problème est survenu lors de votre transaction.&lt;br /&gt;Veuillez nous contacter afin d'y remédier. Vous trouverez les informations nécessaires à la page ##JOINUS##.</text:p>
          </table:table-cell>
          <table:table-cell office:value-type="string" calcext:value-type="string">
            <text:p>A problem occurred while processing your payment. &lt;br /&gt;Please, contact us for assistance. Go to the page ##JOINUS## for our coordinates.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 erreur paiemen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_confirmation_text</text:p>
          </table:table-cell>
          <table:table-cell office:value-type="string" calcext:value-type="string">
            <text:p>Merci d'avoir commandé sur notre site. Les ventes servent intégralement au fonctionnement de notre refuge. C'est grâce à vous que nous pouvons continuer notre mission.</text:p>
          </table:table-cell>
          <table:table-cell office:value-type="string" calcext:value-type="string">
            <text:p>Thank you for your order on our website. &lt;br&gt;It is thanks to you that we can continue our mission.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 final command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ail_to_customer_title</text:p>
          </table:table-cell>
          <table:table-cell office:value-type="string" calcext:value-type="string">
            <text:p>Votre commande</text:p>
          </table:table-cell>
          <table:table-cell office:value-type="string" calcext:value-type="string">
            <text:p>Your ord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itre courriel commande clien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ail_to_company_title</text:p>
          </table:table-cell>
          <table:table-cell office:value-type="string" calcext:value-type="string">
            <text:p>Nouvelle commande</text:p>
          </table:table-cell>
          <table:table-cell office:value-type="string" calcext:value-type="string">
            <text:p>New Ord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itre courriel commande admi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ome_client_thank_you_message</text:p>
          </table:table-cell>
          <table:table-cell office:value-type="string" calcext:value-type="string">
            <text:p>&lt;strong&gt;Votre compte a bien été créé&lt;/strong&gt;. &lt;br&gt; Vous allez recevoir un courriel contenant vos identifiants et une demande de confirmation de votre courriel.&lt;br&gt; Veuillez cliquer sur le lien du courriel pour compléter votre inscription.&lt;br&gt;&lt;br&gt; Nous vous remercions pour l'intérêt que vous porter à notre cause.</text:p>
          </table:table-cell>
          <table:table-cell office:value-type="string" calcext:value-type="string">
            <text:p>&lt;strong&gt;Your account is now registered&lt;/strong&gt;. &lt;br&gt; An email will be sent shortly with your credentials and a link to confirm your email.&lt;br&gt; Please, click this link in the email to complete your inscription.&lt;br&gt;&lt;br&gt; We thank you for your support to our cause.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 remerciement nouveau compt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ready_confirm_email_text</text:p>
          </table:table-cell>
          <table:table-cell office:value-type="string" calcext:value-type="string">
            <text:p>Votre courriel a déjà été validé.</text:p>
          </table:table-cell>
          <table:table-cell office:value-type="string" calcext:value-type="string">
            <text:p>Your email has already been confirmed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ror_confirm_email_text</text:p>
          </table:table-cell>
          <table:table-cell office:value-type="string" calcext:value-type="string">
            <text:p>Votre courriel n'est pas validé. Cliquer sur le lien du courriel que vous avez reçu lors de la création de votre compte.</text:p>
          </table:table-cell>
          <table:table-cell office:value-type="string" calcext:value-type="string">
            <text:p>Yor email is not yes confirmed. Please, click the link in the email you recieved after your registration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select_option_view_order_confirm_email</text:p>
          </table:table-cell>
          <table:table-cell office:value-type="string" calcext:value-type="string">
            <text:p>Confirmation de courriel</text:p>
          </table:table-cell>
          <table:table-cell office:value-type="string" calcext:value-type="string">
            <text:p>Confirm email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_return_confirm_email</text:p>
          </table:table-cell>
          <table:table-cell office:value-type="string" calcext:value-type="string">
            <text:p>Renvoyer le lien de confirmation</text:p>
          </table:table-cell>
          <table:table-cell office:value-type="string" calcext:value-type="string">
            <text:p>Send the confirmation link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ed_email_text</text:p>
          </table:table-cell>
          <table:table-cell office:value-type="string" calcext:value-type="string">
            <text:p>Merci d'avoir complété la création de votre compte en validant votre courriel. &lt;br&gt;Vous pouvez maintenant profiter pleinement de notre site.</text:p>
          </table:table-cell>
          <table:table-cell office:value-type="string" calcext:value-type="string">
            <text:p>Thank you for validating your email. This was the last step and you can now discover all we offer you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7">
          <table:table-cell table:number-columns-repeated="8"/>
        </table:table-row>
        <table:table-row table:style-name="ro2" table:number-rows-repeated="104850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1, &quot;Refuge de Buzz&quot;, &quot;client&quot;, &quot;&quot;, 0, 0, 1)," calcext:value-type="string">
            <text:p>('site_label_refugebuzz', 1, "Refuge de Buzz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2, &quot;&quot;, &quot;client&quot;, &quot;&quot;, 0, 0, 1)," calcext:value-type="string">
            <text:p>('site_label_refugebuzz', 2, "", "client", "", 0, 0, 1),</text:p>
          </table:table-cell>
        </table:table-row>
        <table:table-row table:style-name="ro1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1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1, &quot;Affiché seulement si connecté&quot;, &quot;cible&quot;, &quot;&quot;, 0, 14, 0)," calcext:value-type="string">
            <text:p>('form_label_I_DispLogged', 1, "Affiché seulement si connecté", "cible", "", 0, 14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2, &quot;Only display if logged in&quot;, &quot;cible&quot;, &quot;&quot;, 0, 14, 0)," calcext:value-type="string">
            <text:p>('form_label_I_DispLogged', 2, "Only display if logged in", "cible", "", 0, 14, 0),</text:p>
          </table:table-cell>
        </table:table-row>
        <table:table-row table:style-name="ro1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1, &quot;Ne peut être ajouté au panier&quot;, &quot;cible&quot;, &quot;&quot;, 0, 14, 0)," calcext:value-type="string">
            <text:p>('form_label_I_NoAddToCart', 1, "Ne peut être ajouté au panier", "cible", "", 0, 14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2, &quot;Can not be added to cart&quot;, &quot;cible&quot;, &quot;&quot;, 0, 14, 0)," calcext:value-type="string">
            <text:p>('form_label_I_NoAddToCart', 2, "Can not be added to cart", "cible", "", 0, 14, 0),</text:p>
          </table:table-cell>
        </table:table-row>
        <table:table-row table:style-name="ro1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1, &quot;Prix unitaire&quot;, &quot;cible&quot;, &quot;&quot;, 0, 14, 0)," calcext:value-type="string">
            <text:p>('form_label_I_PriceDetail', 1, "Prix unitaire", "cible", "", 0, 14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2, &quot;Unit price&quot;, &quot;cible&quot;, &quot;&quot;, 0, 14, 0)," calcext:value-type="string">
            <text:p>('form_label_I_PriceDetail', 2, "Unit price", "cible", "", 0, 14, 0),</text:p>
          </table:table-cell>
        </table:table-row>
        <table:table-row table:style-name="ro1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1, &quot;&amp;nbsp;&quot;, &quot;cible&quot;, &quot;&quot;, 0, 14, 0)," calcext:value-type="string">
            <text:p>('form_label_I_PriceVol1', 1, "&amp;nbsp;", "cible", "", 0, 14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2, &quot;&amp;nbsp;&quot;, &quot;cible&quot;, &quot;&quot;, 0, 14, 0)," calcext:value-type="string">
            <text:p>('form_label_I_PriceVol1', 2, "&amp;nbsp;", "cible", "", 0, 14, 0),</text:p>
          </table:table-cell>
        </table:table-row>
        <table:table-row table:style-name="ro1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1, &quot;&amp;nbsp;&quot;, &quot;cible&quot;, &quot;&quot;, 0, 14, 0)," calcext:value-type="string">
            <text:p>('form_label_I_PriceVol2', 1, "&amp;nbsp;", "cible", "", 0, 14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2, &quot;&amp;nbsp;&quot;, &quot;cible&quot;, &quot;&quot;, 0, 14, 0)," calcext:value-type="string">
            <text:p>('form_label_I_PriceVol2', 2, "&amp;nbsp;", "cible", "", 0, 14, 0),</text:p>
          </table:table-cell>
        </table:table-row>
        <table:table-row table:style-name="ro1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1, &quot;Et plus&quot;, &quot;cible&quot;, &quot;&quot;, 0, 14, 0)," calcext:value-type="string">
            <text:p>('form_label_I_PriceVol3', 1, "Et plus", "cible", "", 0, 14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2, &quot;Over &quot;, &quot;cible&quot;, &quot;&quot;, 0, 14, 0)," calcext:value-type="string">
            <text:p>('form_label_I_PriceVol3', 2, "Over ", "cible", "", 0, 14, 0),</text:p>
          </table:table-cell>
        </table:table-row>
        <table:table-row table:style-name="ro1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1, &quot;De 1 à &quot;, &quot;cible&quot;, &quot;&quot;, 0, 14, 0)," calcext:value-type="string">
            <text:p>('form_label_I_LimitVol1', 1, "De 1 à ", "cible", "", 0, 14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2, &quot;1 to&quot;, &quot;cible&quot;, &quot;&quot;, 0, 14, 0)," calcext:value-type="string">
            <text:p>('form_label_I_LimitVol1', 2, "1 to", "cible", "", 0, 14, 0),</text:p>
          </table:table-cell>
        </table:table-row>
        <table:table-row table:style-name="ro1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1, &quot;En spécial / rabais&quot;, &quot;cible&quot;, &quot;&quot;, 0, 14, 0)," calcext:value-type="string">
            <text:p>('form_label_I_Special', 1, "En spécial / rabais", "cible", "", 0, 14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2, &quot;Special price&quot;, &quot;cible&quot;, &quot;&quot;, 0, 14, 0)," calcext:value-type="string">
            <text:p>('form_label_I_Special', 2, "Special price", "cible", "", 0, 14, 0),</text:p>
          </table:table-cell>
        </table:table-row>
        <table:table-row table:style-name="ro1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1, &quot;% de réduction&quot;, &quot;cible&quot;, &quot;&quot;, 0, 14, 0)," calcext:value-type="string">
            <text:p>('form_label_I_DiscountPercent', 1, "% de réduction", "cible", "", 0, 14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2, &quot;Discount %&quot;, &quot;cible&quot;, &quot;&quot;, 0, 14, 0)," calcext:value-type="string">
            <text:p>('form_label_I_DiscountPercent', 2, "Discount %", "cible", "", 0, 14, 0),</text:p>
          </table:table-cell>
        </table:table-row>
        <table:table-row table:style-name="ro1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1, &quot;jusqu'à &quot;, &quot;cible&quot;, &quot;&quot;, 0, 14, 0)," calcext:value-type="string">
            <text:p>('form_label_I_LimitVol2', 1, "jusqu'à ", "cible", "", 0, 14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2, &quot;up to&quot;, &quot;cible&quot;, &quot;&quot;, 0, 14, 0)," calcext:value-type="string">
            <text:p>('form_label_I_LimitVol2', 2, "up to", "cible", "", 0, 14, 0),</text:p>
          </table:table-cell>
        </table:table-row>
        <table:table-row table:style-name="ro1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1, &quot;En ligne&quot;, &quot;cible&quot;, &quot;&quot;, 0, 14, 0)," calcext:value-type="string">
            <text:p>('form_label_CC_Online', 1, "En ligne", "cible", "", 0, 14, 0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2, &quot;Online&quot;, &quot;cible&quot;, &quot;&quot;, 0, 14, 0)," calcext:value-type="string">
            <text:p>('form_label_CC_Online', 2, "Online", "cible", "", 0, 14, 0),</text:p>
          </table:table-cell>
        </table:table-row>
        <table:table-row table:style-name="ro1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1, &quot;Nous vous suggérons aussi&quot;, &quot;cible&quot;, &quot;&quot;, 0, 14, 0)," calcext:value-type="string">
            <text:p>('form_label_related_products', 1, "Nous vous suggérons aussi", "cible", "", 0, 14, 0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2, &quot;We also suggest&quot;, &quot;cible&quot;, &quot;&quot;, 0, 14, 0)," calcext:value-type="string">
            <text:p>('form_label_related_products', 2, "We also suggest", "cible", "", 0, 14, 0),</text:p>
          </table:table-cell>
        </table:table-row>
        <table:table-row table:style-name="ro1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1, &quot;Prix spécial&quot;, &quot;cible&quot;, &quot;&quot;, 0, 14, 0)," calcext:value-type="string">
            <text:p>('form_label_I_SpecialPrice', 1, "Prix spécial", "cible", "", 0, 14, 0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2, &quot;Discount price&quot;, &quot;cible&quot;, &quot;&quot;, 0, 14, 0)," calcext:value-type="string">
            <text:p>('form_label_I_SpecialPrice', 2, "Discount price", "cible", "", 0, 14, 0),</text:p>
          </table:table-cell>
        </table:table-row>
        <table:table-row table:style-name="ro1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1, &quot;Continuer mes achats&quot;, &quot;client&quot;, &quot;&quot;, 0, 15, 0)," calcext:value-type="string">
            <text:p>('btn_cart_add_another', 1, "Continuer mes achats", "client", "", 0, 15, 0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2, &quot;Continue shopping&quot;, &quot;client&quot;, &quot;&quot;, 0, 15, 0)," calcext:value-type="string">
            <text:p>('btn_cart_add_another', 2, "Continue shopping", "client", "", 0, 15, 0),</text:p>
          </table:table-cell>
        </table:table-row>
        <table:table-row table:style-name="ro1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1, &quot;Produits&quot;, &quot;client&quot;, &quot;&quot;, 0, 15, 0)," calcext:value-type="string">
            <text:p>('product_label', 1, "Produits", "client", "", 0, 15, 0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2, &quot;Products&quot;, &quot;client&quot;, &quot;&quot;, 0, 15, 0)," calcext:value-type="string">
            <text:p>('product_label', 2, "Products", "client", "", 0, 15, 0),</text:p>
          </table:table-cell>
        </table:table-row>
        <table:table-row table:style-name="ro1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1, &quot;Quantité&quot;, &quot;client&quot;, &quot;&quot;, 0, 15, 0)," calcext:value-type="string">
            <text:p>('form_item_qty_label', 1, "Quantité", "client", "", 0, 15, 0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2, &quot;Quantity&quot;, &quot;client&quot;, &quot;&quot;, 0, 15, 0)," calcext:value-type="string">
            <text:p>('form_item_qty_label', 2, "Quantity", "client", "", 0, 15, 0),</text:p>
          </table:table-cell>
        </table:table-row>
        <table:table-row table:style-name="ro1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1, &quot;Paypal&quot;, &quot;cible&quot;, &quot;&quot;, 0, 15, 0)," calcext:value-type="string">
            <text:p>('form_label_payement_paypal', 1, "Paypal", "cible", "", 0, 15, 0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2, &quot;Paypal&quot;, &quot;cible&quot;, &quot;&quot;, 0, 15, 0)," calcext:value-type="string">
            <text:p>('form_label_payement_paypal', 2, "Paypal", "cible", "", 0, 15, 0),</text:p>
          </table:table-cell>
        </table:table-row>
        <table:table-row table:style-name="ro1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1, &quot;Les frais d'envois sont inclus dans nos prix.&quot;, &quot;cible&quot;, &quot;&quot;, 0, 15, 0)," calcext:value-type="string">
            <text:p>('cart_label_tpFees_included', 1, "Les frais d'envois sont inclus dans nos prix.", "cible", "", 0, 15, 0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2, &quot;Shipping fees are included in our prices.&quot;, &quot;cible&quot;, &quot;&quot;, 0, 15, 0)," calcext:value-type="string">
            <text:p>('cart_label_tpFees_included', 2, "Shipping fees are included in our prices.", "cible", "", 0, 15, 0),</text:p>
          </table:table-cell>
        </table:table-row>
        <table:table-row table:style-name="ro1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1, &quot;Les taxes sont incluses dans nos prix.&quot;, &quot;cible&quot;, &quot;&quot;, 0, 15, 0)," calcext:value-type="string">
            <text:p>('cart_label_taxes_included', 1, "Les taxes sont incluses dans nos prix.", "cible", "", 0, 15, 0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2, &quot;Taxes are included in our prices.&quot;, &quot;cible&quot;, &quot;&quot;, 0, 15, 0)," calcext:value-type="string">
            <text:p>('cart_label_taxes_included', 2, "Taxes are included in our prices.", "cible", "", 0, 15, 0),</text:p>
          </table:table-cell>
        </table:table-row>
        <table:table-row table:style-name="ro1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1, &quot;Taxes incluses&quot;, &quot;cible&quot;, &quot;&quot;, 0, 15, 0)," calcext:value-type="string">
            <text:p>('form_label_CP_IncludeTaxes', 1, "Taxes incluses", "cible", "", 0, 15, 0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2, &quot;Taxes included&quot;, &quot;cible&quot;, &quot;&quot;, 0, 15, 0)," calcext:value-type="string">
            <text:p>('form_label_CP_IncludeTaxes', 2, "Taxes included", "cible", "", 0, 15, 0),</text:p>
          </table:table-cell>
        </table:table-row>
        <table:table-row table:style-name="ro1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form_label_P_Inactive', 1, &quot;Ne pas afficher en ligne&quot;, &quot;cible&quot;, &quot;&quot;, 0, 14, 0)," calcext:value-type="string">
            <text:p>('form_label_P_Inactive', 1, "Ne pas afficher en ligne", "cible", "", 0, 14, 0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form_label_P_Inactive', 2, &quot;Do not display online&quot;, &quot;cible&quot;, &quot;&quot;, 0, 14, 0)," calcext:value-type="string">
            <text:p>('form_label_P_Inactive', 2, "Do not display online", "cible", "", 0, 14, 0),</text:p>
          </table:table-cell>
        </table:table-row>
        <table:table-row table:style-name="ro2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create_new_account', 1, &quot;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&quot;, &quot;client&quot;, &quot;Message création compte&quot;, 1, 17, 1)," calcext:value-type="string">
            <text:p>('create_new_account', 1, "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", "client", "Message création compte", 1, 17, 1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create_new_account', 2, &quot;&lt;p&gt; You can order without registration or login to your account to use information already recorded. &lt;/ p&gt; &lt;p&gt; If you do not have an account, you can easily create one. Your account will allow you to order more quickly the next time. &lt;/ p&gt;&quot;, &quot;client&quot;, &quot;Message création compte&quot;, 1, 17, 1)," calcext:value-type="string">
            <text:p>('create_new_account', 2, "&lt;p&gt; You can order without registration or login to your account to use information already recorded. &lt;/ p&gt; &lt;p&gt; If you do not have an account, you can easily create one. Your account will allow you to order more quickly the next time. &lt;/ p&gt;", "client", "Message création compte", 1, 17, 1),</text:p>
          </table:table-cell>
        </table:table-row>
        <table:table-row table:style-name="ro2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cart_summary_subtotal_before_tax', 1, &quot;Montant total avant taxes :&quot;, &quot;cible&quot;, &quot;&quot;, 0, 15, 0)," calcext:value-type="string">
            <text:p>('cart_summary_subtotal_before_tax', 1, "Montant total avant taxes :", "cible", "", 0, 15, 0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cart_summary_subtotal_before_tax', 2, &quot;Total amount before taxes:&quot;, &quot;cible&quot;, &quot;&quot;, 0, 15, 0)," calcext:value-type="string">
            <text:p>('cart_summary_subtotal_before_tax', 2, "Total amount before taxes:", "cible", "", 0, 15, 0),</text:p>
          </table:table-cell>
        </table:table-row>
        <table:table-row table:style-name="ro2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form_label_confirm_order_btn', 1, &quot;&quot;, &quot;&quot;, &quot;&quot;, , , )," calcext:value-type="string">
            <text:p>('form_label_confirm_order_btn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form_label_confirm_order_btn', 2, &quot;&quot;, &quot;&quot;, &quot;&quot;, , , )," calcext:value-type="string">
            <text:p>('form_label_confirm_order_btn', 2, "", "", "", , , ),</text:p>
          </table:table-cell>
        </table:table-row>
        <table:table-row table:style-name="ro2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order_error_confirmation_text', 1, &quot;Un problème est survenu lors de votre transaction.&lt;br /&gt;Veuillez nous contacter afin d'y remédier. Vous trouverez les informations nécessaires à la page ##JOINUS##.&quot;, &quot;client&quot;, &quot;Message erreur paiement&quot;, 1, 17, 0)," calcext:value-type="string">
            <text:p>('order_error_confirmation_text', 1, "Un problème est survenu lors de votre transaction.&lt;br /&gt;Veuillez nous contacter afin d'y remédier. Vous trouverez les informations nécessaires à la page ##JOINUS##.", "client", "Message erreur paiement", 1, 17, 0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order_error_confirmation_text', 2, &quot;A problem occurred while processing your payment. &lt;br /&gt;Please, contact us for assistance. Go to the page ##JOINUS## for our coordinates.&quot;, &quot;client&quot;, &quot;Message erreur paiement&quot;, 1, 17, 0)," calcext:value-type="string">
            <text:p>('order_error_confirmation_text', 2, "A problem occurred while processing your payment. &lt;br /&gt;Please, contact us for assistance. Go to the page ##JOINUS## for our coordinates.", "client", "Message erreur paiement", 1, 17, 0),</text:p>
          </table:table-cell>
        </table:table-row>
        <table:table-row table:style-name="ro2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order_confirmation_text', 1, &quot;Merci d'avoir commandé sur notre site. Les ventes servent intégralement au fonctionnement de notre refuge. C'est grâce à vous que nous pouvons continuer notre mission.&quot;, &quot;client&quot;, &quot;Message final commande&quot;, 1, 17, 0)," calcext:value-type="string">
            <text:p>('order_confirmation_text', 1, "Merci d'avoir commandé sur notre site. Les ventes servent intégralement au fonctionnement de notre refuge. C'est grâce à vous que nous pouvons continuer notre mission.", "client", "Message final commande", 1, 17, 0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order_confirmation_text', 2, &quot;Thank you for your order on our website. &lt;br&gt;It is thanks to you that we can continue our mission.&quot;, &quot;client&quot;, &quot;Message final commande&quot;, 1, 17, 0)," calcext:value-type="string">
            <text:p>('order_confirmation_text', 2, "Thank you for your order on our website. &lt;br&gt;It is thanks to you that we can continue our mission.", "client", "Message final commande", 1, 17, 0),</text:p>
          </table:table-cell>
        </table:table-row>
        <table:table-row table:style-name="ro2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email_to_customer_title', 1, &quot;Votre commande&quot;, &quot;client&quot;, &quot;Titre courriel commande client&quot;, 1, 17, 0)," calcext:value-type="string">
            <text:p>('email_to_customer_title', 1, "Votre commande", "client", "Titre courriel commande client", 1, 17, 0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email_to_customer_title', 2, &quot;Your order&quot;, &quot;client&quot;, &quot;Titre courriel commande client&quot;, 1, 17, 0)," calcext:value-type="string">
            <text:p>('email_to_customer_title', 2, "Your order", "client", "Titre courriel commande client", 1, 17, 0),</text:p>
          </table:table-cell>
        </table:table-row>
        <table:table-row table:style-name="ro2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email_to_company_title', 1, &quot;Nouvelle commande&quot;, &quot;client&quot;, &quot;Titre courriel commande admin&quot;, 1, 17, 0)," calcext:value-type="string">
            <text:p>('email_to_company_title', 1, "Nouvelle commande", "client", "Titre courriel commande admin", 1, 17, 0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email_to_company_title', 2, &quot;New Order&quot;, &quot;client&quot;, &quot;Titre courriel commande admin&quot;, 1, 17, 0)," calcext:value-type="string">
            <text:p>('email_to_company_title', 2, "New Order", "client", "Titre courriel commande admin", 1, 17, 0),</text:p>
          </table:table-cell>
        </table:table-row>
        <table:table-row table:style-name="ro2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become_client_thank_you_message', 1, &quot;&lt;strong&gt;Votre compte a bien été créé&lt;/strong&gt;. &lt;br&gt; Vous allez recevoir un courriel contenant vos identifiants et une demande de confirmation de votre courriel.&lt;br&gt; Veuillez cliquer sur le lien du courriel pour compléter votre inscription.&lt;br&gt;&lt;br&gt; Nous vous remercions pour l'intérêt que vous porter à notre cause.&quot;, &quot;client&quot;, &quot;Message remerciement nouveau compte&quot;, 1, 17, 1)," calcext:value-type="string">
            <text:p>('become_client_thank_you_message', 1, "&lt;strong&gt;Votre compte a bien été créé&lt;/strong&gt;. &lt;br&gt; Vous allez recevoir un courriel contenant vos identifiants et une demande de confirmation de votre courriel.&lt;br&gt; Veuillez cliquer sur le lien du courriel pour compléter votre inscription.&lt;br&gt;&lt;br&gt; Nous vous remercions pour l'intérêt que vous porter à notre cause.", "client", "Message remerciement nouveau compte", 1, 17, 1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become_client_thank_you_message', 2, &quot;&lt;strong&gt;Your account is now registered&lt;/strong&gt;. &lt;br&gt; An email will be sent shortly with your credentials and a link to confirm your email.&lt;br&gt; Please, click this link in the email to complete your inscription.&lt;br&gt;&lt;br&gt; We thank you for your support to our cause.&quot;, &quot;client&quot;, &quot;Message remerciement nouveau compte&quot;, 1, 17, 1)," calcext:value-type="string">
            <text:p>('become_client_thank_you_message', 2, "&lt;strong&gt;Your account is now registered&lt;/strong&gt;. &lt;br&gt; An email will be sent shortly with your credentials and a link to confirm your email.&lt;br&gt; Please, click this link in the email to complete your inscription.&lt;br&gt;&lt;br&gt; We thank you for your support to our cause.", "client", "Message remerciement nouveau compte", 1, 17, 1),</text:p>
          </table:table-cell>
        </table:table-row>
        <table:table-row table:style-name="ro2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already_confirm_email_text', 1, &quot;Votre courriel a déjà été validé.&quot;, &quot;cible&quot;, &quot;&quot;, 0, 17, 0)," calcext:value-type="string">
            <text:p>('already_confirm_email_text', 1, "Votre courriel a déjà été validé.", "cible", "", 0, 17, 0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already_confirm_email_text', 2, &quot;Your email has already been confirmed.&quot;, &quot;cible&quot;, &quot;&quot;, 0, 17, 0)," calcext:value-type="string">
            <text:p>('already_confirm_email_text', 2, "Your email has already been confirmed.", "cible", "", 0, 17, 0),</text:p>
          </table:table-cell>
        </table:table-row>
        <table:table-row table:style-name="ro2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error_confirm_email_text', 1, &quot;Votre courriel n'est pas validé. Cliquer sur le lien du courriel que vous avez reçu lors de la création de votre compte.&quot;, &quot;cible&quot;, &quot;&quot;, 0, 17, 0)," calcext:value-type="string">
            <text:p>('error_confirm_email_text', 1, "Votre courriel n'est pas validé. Cliquer sur le lien du courriel que vous avez reçu lors de la création de votre compte.", "cible", "", 0, 17, 0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error_confirm_email_text', 2, &quot;Yor email is not yes confirmed. Please, click the link in the email you recieved after your registration.&quot;, &quot;cible&quot;, &quot;&quot;, 0, 17, 0)," calcext:value-type="string">
            <text:p>('error_confirm_email_text', 2, "Yor email is not yes confirmed. Please, click the link in the email you recieved after your registration.", "cible", "", 0, 17, 0),</text:p>
          </table:table-cell>
        </table:table-row>
        <table:table-row table:style-name="ro2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form_select_option_view_order_confirm_email', 1, &quot;Confirmation de courriel&quot;, &quot;cible&quot;, &quot;&quot;, 0, 17, 0)," calcext:value-type="string">
            <text:p>('form_select_option_view_order_confirm_email', 1, "Confirmation de courriel", "cible", "", 0, 17, 0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form_select_option_view_order_confirm_email', 2, &quot;Confirm email&quot;, &quot;cible&quot;, &quot;&quot;, 0, 17, 0)," calcext:value-type="string">
            <text:p>('form_select_option_view_order_confirm_email', 2, "Confirm email", "cible", "", 0, 17, 0),</text:p>
          </table:table-cell>
        </table:table-row>
        <table:table-row table:style-name="ro2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link_return_confirm_email', 1, &quot;Renvoyer le lien de confirmation&quot;, &quot;cible&quot;, &quot;&quot;, 0, 17, 0)," calcext:value-type="string">
            <text:p>('link_return_confirm_email', 1, "Renvoyer le lien de confirmation", "cible", "", 0, 17, 0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link_return_confirm_email', 2, &quot;Send the confirmation link&quot;, &quot;cible&quot;, &quot;&quot;, 0, 17, 0)," calcext:value-type="string">
            <text:p>('link_return_confirm_email', 2, "Send the confirmation link", "cible", "", 0, 17, 0),</text:p>
          </table:table-cell>
        </table:table-row>
        <table:table-row table:style-name="ro2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confirmed_email_text', 1, &quot;Merci d'avoir complété la création de votre compte en validant votre courriel. &lt;br&gt;Vous pouvez maintenant profiter pleinement de notre site.&quot;, &quot;cible&quot;, &quot;&quot;, 0, 17, 0)," calcext:value-type="string">
            <text:p>('confirmed_email_text', 1, "Merci d'avoir complété la création de votre compte en validant votre courriel. &lt;br&gt;Vous pouvez maintenant profiter pleinement de notre site.", "cible", "", 0, 17, 0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confirmed_email_text', 2, &quot;Thank you for validating your email. This was the last step and you can now discover all we offer you.&quot;, &quot;cible&quot;, &quot;&quot;, 0, 17, 0)," calcext:value-type="string">
            <text:p>('confirmed_email_text', 2, "Thank you for validating your email. This was the last step and you can now discover all we offer you.", "cible", "", 0, 17, 0),</text:p>
          </table:table-cell>
        </table:table-row>
        <table:table-row table:style-name="ro2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 table:number-rows-repeated="88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 table:number-rows-repeated="104841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4"/>
        <table:table-column table:style-name="co9" table:default-cell-style-name="Default"/>
        <table:table-column table:style-name="co10" table:default-cell-style-name="Default"/>
        <table:table-column table:style-name="co6" table:default-cell-style-name="ce4"/>
        <table:table-column table:style-name="co11" table:default-cell-style-name="Default"/>
        <table:table-row table:style-name="ro3">
          <table:table-cell table:style-name="ce2" office:value-type="string" calcext:value-type="string">
            <text:p>Point </text:p>
          </table:table-cell>
          <table:table-cell table:style-name="ce2" office:value-type="string" calcext:value-type="string">
            <text:p>Pixel</text:p>
          </table:table-cell>
          <table:table-cell table:style-name="ce3" office:value-type="string" calcext:value-type="string">
            <text:p>Valeur (pt)</text:p>
          </table:table-cell>
          <table:table-cell table:style-name="ce5" office:value-type="string" calcext:value-type="string">
            <text:p>Point → pixel</text:p>
          </table:table-cell>
          <table:table-cell table:style-name="ce2" office:value-type="string" calcext:value-type="string">
            <text:p>Valeur de base (px)</text:p>
          </table:table-cell>
          <table:table-cell table:style-name="ce3" office:value-type="string" calcext:value-type="string">
            <text:p>Valeur (px)</text:p>
          </table:table-cell>
          <table:table-cell table:style-name="ce5" office:value-type="string" calcext:value-type="string">
            <text:p>Pixel → e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00-00-00</text:date>, <text:time style:data-style-name="N2" text:time-value="20:33:14.579877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5-08-20T22:01:53.810465326</dc:date>
    <dc:creator>ssoares </dc:creator>
    <meta:editing-duration>P7DT10H39M5S</meta:editing-duration>
    <meta:editing-cycles>116</meta:editing-cycles>
    <meta:generator>LibreOffice/4.2.8.2$Linux_X86_64 LibreOffice_project/420m0$Build-2</meta:generator>
    <meta:document-statistic meta:table-count="3" meta:cell-count="507" meta:object-count="0"/>
  </office:meta>
</office:document-meta>
</file>